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B00000135D27BFED01366BF2A.png" manifest:media-type="image/png"/>
  <manifest:file-entry manifest:full-path="Pictures/10000000000001900000019080B38030374CCF9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41.914cm" fo:min-width="47.887cm"/>
    </style:style>
    <style:style style:name="gr2" style:family="graphic" style:parent-style-name="standard">
      <style:graphic-properties draw:stroke="none" draw:stroke-dash="Line_20_with_20_Fine_20_Dots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stroke-dash="Line_20_with_20_Fine_20_Dots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svg:stroke-width="0.1cm" svg:stroke-color="#000000" draw:marker-start-width="0.45cm" draw:marker-end-width="0.45cm" draw:fill="none" draw:textarea-horizontal-align="justify" draw:textarea-vertical-align="middle" draw:auto-grow-height="false" fo:min-height="7.491cm" fo:min-width="17.315cm" fo:padding-top="0.175cm" fo:padding-bottom="0.175cm" fo:padding-left="0.3cm" fo:padding-right="0.3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756cm"/>
    </style:style>
    <style:style style:name="gr8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svg:stroke-width="0.028cm" svg:stroke-color="#000000" draw:marker-start-width="0.398cm" draw:marker-end-width="0.398cm" draw:fill="none" draw:textarea-vertical-align="middle" draw:auto-grow-height="false" fo:min-height="8.232cm" fo:min-width="13.57cm" fo:padding-top="0.139cm" fo:padding-bottom="0.139cm" fo:padding-left="0.264cm" fo:padding-right="0.264cm"/>
    </style:style>
    <style:style style:name="gr10" style:family="graphic" style:parent-style-name="standard">
      <style:graphic-properties svg:stroke-width="0.028cm" svg:stroke-color="#000000" draw:marker-start-width="0.398cm" draw:marker-end-width="0.398cm" draw:fill="none" draw:textarea-vertical-align="middle" draw:auto-grow-height="false" fo:min-height="6.962cm" fo:min-width="3.918cm" fo:padding-top="0.139cm" fo:padding-bottom="0.139cm" fo:padding-left="0.264cm" fo:padding-right="0.2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7.47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7.478cm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0.258cm" fo:min-width="0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258cm" fo:min-width="0cm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fill-color="#000000" draw:textarea-vertical-align="middle" draw:auto-grow-height="false" fo:min-height="0.089cm" fo:min-width="0cm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0.199cm" fo:min-width="0cm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0.11cm" fo:min-width="0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576cm" fo:min-width="0.723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1.401cm" fo:min-width="0.897cm"/>
    </style:style>
    <style:style style:name="gr21" style:family="graphic" style:parent-style-name="standard">
      <style:graphic-properties draw:stroke="none" draw:fill-color="#000000" draw:auto-grow-height="false" fo:min-height="0cm" fo:min-width="0cm" fo:wrap-option="wrap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="none" draw:fill-color="#ffffff"/>
      <style:paragraph-properties fo:margin-left="0cm" fo:margin-right="0cm" fo:text-indent="0cm"/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-color="#000000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8.387cm" svg:height="42.164cm" svg:x="-10.303cm" svg:y="-7.6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51cm" svg:height="7.749cm" svg:x="17.195cm" svg:y="3.032cm">
          <draw:image xlink:href="Pictures/10000000000001900000019080B38030374CCF98.jpg" xlink:type="simple" xlink:show="embed" xlink:actuate="onLoad">
            <text:p/>
          </draw:image>
        </draw:frame>
        <draw:frame draw:style-name="gr2" draw:text-style-name="P2" draw:layer="layout" svg:width="6.003cm" svg:height="7.841cm" draw:transform="rotate (-3.14159265358979) translate (16.904cm 10.873cm)">
          <draw:image xlink:href="Pictures/10000000000001900000019080B38030374CCF98.jpg" xlink:type="simple" xlink:show="embed" xlink:actuate="onLoad">
            <text:p/>
          </draw:image>
        </draw:frame>
        <draw:frame draw:style-name="gr3" draw:text-style-name="P2" draw:layer="layout" svg:width="5.715cm" svg:height="7.841cm" draw:transform="rotate (-3.14159265358979) translate (28.715cm 10.906cm)">
          <draw:image xlink:href="Pictures/10000000000001900000019080B38030374CCF98.jpg" xlink:type="simple" xlink:show="embed" xlink:actuate="onLoad">
            <text:p/>
          </draw:image>
        </draw:frame>
        <draw:custom-shape draw:style-name="gr4" draw:text-style-name="P2" draw:layer="layout" svg:width="17.915cm" svg:height="7.841cm" svg:x="10.927cm" svg:y="3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18.161cm" svg:height="7.897cm" svg:x="10.808cm" svg:y="10.779cm">
          <draw:image xlink:href="Pictures/10000201000002DB00000135D27BFED01366BF2A.png" xlink:type="simple" xlink:show="embed" xlink:actuate="onLoad">
            <text:p/>
          </draw:image>
        </draw:frame>
        <draw:line draw:style-name="gr6" draw:text-style-name="P3" draw:layer="layout" svg:x1="17.412cm" svg:y1="28.7cm" svg:x2="29.24cm" svg:y2="28.7cm">
          <text:p/>
        </draw:line>
        <draw:frame draw:style-name="gr7" draw:text-style-name="P5" draw:layer="layout" svg:width="1.256cm" svg:height="1.517cm" svg:x="28.681cm" svg:y="27.183cm">
          <draw:text-box>
            <text:p text:style-name="P4"><text:span text:style-name="T1">Y</text:span></text:p>
          </draw:text-box>
        </draw:frame>
        <draw:line draw:style-name="gr8" draw:text-style-name="P2" draw:layer="layout" svg:x1="22.873cm" svg:y1="10.906cm" svg:x2="22.873cm" svg:y2="18.526cm">
          <text:p/>
        </draw:line>
        <draw:custom-shape draw:style-name="gr9" draw:text-style-name="P2" draw:layer="layout" svg:width="14.097cm" svg:height="8.509cm" svg:x="12.586cm" svg:y="3.54cm">
          <text:p/>
          <draw:enhanced-geometry svg:viewBox="0 0 21600 21600" draw:text-areas="0 0 21600 21600" draw:mirror-horizontal="false" draw:mirror-vertical="fals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" draw:text-style-name="P2" draw:layer="layout" svg:width="5.851cm" svg:height="7.749cm" svg:x="16.895cm" svg:y="18.526cm">
          <draw:image xlink:href="Pictures/10000000000001900000019080B38030374CCF98.jpg" xlink:type="simple" xlink:show="embed" xlink:actuate="onLoad">
            <text:p/>
          </draw:image>
        </draw:frame>
        <draw:frame draw:style-name="gr2" draw:text-style-name="P2" draw:layer="layout" svg:width="6.003cm" svg:height="7.841cm" draw:transform="rotate (-3.14159265358979) translate (16.904cm 26.367cm)">
          <draw:image xlink:href="Pictures/10000000000001900000019080B38030374CCF98.jpg" xlink:type="simple" xlink:show="embed" xlink:actuate="onLoad">
            <text:p/>
          </draw:image>
        </draw:frame>
        <draw:frame draw:style-name="gr3" draw:text-style-name="P2" draw:layer="layout" svg:width="5.715cm" svg:height="7.841cm" draw:transform="rotate (-3.14159265358979) translate (28.715cm 26.4cm)">
          <draw:image xlink:href="Pictures/10000000000001900000019080B38030374CCF98.jpg" xlink:type="simple" xlink:show="embed" xlink:actuate="onLoad">
            <text:p/>
          </draw:image>
        </draw:frame>
        <draw:custom-shape draw:style-name="gr4" draw:text-style-name="P2" draw:layer="layout" svg:width="17.915cm" svg:height="7.841cm" svg:x="10.927cm" svg:y="18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2" draw:layer="layout" svg:x1="22.873cm" svg:y1="18.606cm" svg:x2="22.873cm" svg:y2="26.4cm">
          <text:p/>
        </draw:line>
        <draw:line draw:style-name="gr8" draw:text-style-name="P2" draw:layer="layout" svg:x1="16.973cm" svg:y1="18.606cm" svg:x2="16.973cm" svg:y2="26.4cm">
          <text:p/>
        </draw:line>
        <draw:custom-shape draw:style-name="gr10" draw:text-style-name="P2" draw:layer="layout" svg:width="4.445cm" svg:height="7.239cm" svg:x="11.697cm" svg:y="20.431cm">
          <text:p/>
          <draw:enhanced-geometry svg:viewBox="0 0 21600 21600" draw:text-areas="0 0 21600 21600" draw:mirror-horizontal="false" draw:mirror-vertical="fals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" draw:text-style-name="P2" draw:layer="layout" svg:width="4.445cm" svg:height="7.239cm" svg:x="17.375cm" svg:y="20.431cm">
          <text:p/>
          <draw:enhanced-geometry svg:viewBox="0 0 21600 21600" draw:text-areas="0 0 21600 21600" draw:mirror-horizontal="false" draw:mirror-vertical="fals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" draw:text-style-name="P2" draw:layer="layout" svg:width="4.445cm" svg:height="7.239cm" svg:x="23.475cm" svg:y="20.431cm">
          <text:p/>
          <draw:enhanced-geometry svg:viewBox="0 0 21600 21600" draw:text-areas="0 0 21600 21600" draw:mirror-horizontal="false" draw:mirror-vertical="fals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1" draw:text-style-name="P6" draw:layer="layout" svg:width="7.978cm" svg:height="2.783cm" svg:x="2.553cm" svg:y="5.318cm">
          <draw:text-box>
            <text:p text:style-name="P3"><text:span text:style-name="T2">Лагранжева </text:span></text:p>
            <text:p text:style-name="P3"><text:span text:style-name="T2">декомпозиция</text:span></text:p>
          </draw:text-box>
        </draw:frame>
        <draw:frame draw:style-name="gr11" draw:text-style-name="P6" draw:layer="layout" svg:width="7.978cm" svg:height="2.783cm" svg:x="2.553cm" svg:y="13.119cm">
          <draw:text-box>
            <text:p text:style-name="P3"><text:span text:style-name="T2">Эйлерова </text:span></text:p>
            <text:p text:style-name="P3"><text:span text:style-name="T2">декомпозиция</text:span></text:p>
          </draw:text-box>
        </draw:frame>
        <draw:frame draw:style-name="gr12" draw:text-style-name="P6" draw:layer="layout" svg:width="7.978cm" svg:height="4.049cm" svg:x="2.553cm" svg:y="20.619cm">
          <draw:text-box>
            <text:p text:style-name="P3"><text:span text:style-name="T2">Эйлерово-</text:span><text:span text:style-name="T2"><text:line-break/></text:span><text:span text:style-name="T2">Лагранжева </text:span></text:p>
            <text:p text:style-name="P3"><text:span text:style-name="T2">декомпозиция</text:span></text:p>
          </draw:text-box>
        </draw:frame>
        <draw:custom-shape draw:style-name="gr13" draw:text-style-name="P7" draw:layer="layout" svg:width="0.381cm" svg:height="0.508cm" svg:x="12.303cm" svg:y="3.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0.381cm" svg:height="0.508cm" svg:x="15.986cm" svg:y="5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0.381cm" svg:height="0.508cm" svg:x="13.573cm" svg:y="6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0.381cm" svg:height="0.508cm" svg:x="20.05cm" svg:y="6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0.381cm" svg:height="0.508cm" svg:x="17.764cm" svg:y="7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0.381cm" svg:height="0.508cm" svg:x="23.479cm" svg:y="5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0.381cm" svg:height="0.508cm" svg:x="27.008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0.381cm" svg:height="0.508cm" svg:x="25.892cm" svg:y="7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0.381cm" svg:height="0.508cm" svg:x="21.32cm" svg:y="9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0.381cm" svg:height="0.508cm" svg:x="23.129cm" svg:y="11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0.381cm" svg:height="0.508cm" svg:x="23.76cm" svg:y="11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0.381cm" svg:height="0.508cm" svg:x="25.765cm" svg:y="11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0.381cm" svg:height="0.508cm" svg:x="27.229cm" svg:y="12.2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0.381cm" svg:height="0.508cm" svg:x="24.876cm" svg:y="12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0.381cm" svg:height="0.508cm" svg:x="25.892cm" svg:y="14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0.381cm" svg:height="0.508cm" svg:x="28.105cm" svg:y="14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0.381cm" svg:height="0.508cm" svg:x="24.241cm" svg:y="15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0.381cm" svg:height="0.508cm" svg:x="24.929cm" svg:y="15.1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0.381cm" svg:height="0.508cm" svg:x="27.129cm" svg:y="15.1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0.381cm" svg:height="0.508cm" svg:x="24.029cm" svg:y="16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0.381cm" svg:height="0.508cm" svg:x="25.81cm" svg:y="16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0.381cm" svg:height="0.508cm" svg:x="27.162cm" svg:y="17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0.381cm" svg:height="0.508cm" svg:x="24.114cm" svg:y="22.2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0.381cm" svg:height="0.508cm" svg:x="27.029cm" svg:y="18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0.381cm" svg:height="0.508cm" svg:x="25.829cm" svg:y="22.5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draw:layer="layout" svg:width="0.559cm" svg:height="0.559cm" svg:x="27.864cm" svg:y="21.734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7" draw:layer="layout" svg:width="0.559cm" svg:height="0.559cm" svg:x="23.965cm" svg:y="19.335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7" draw:layer="layout" svg:width="0.559cm" svg:height="0.559cm" svg:x="25.565cm" svg:y="25.335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7" draw:layer="layout" svg:width="0.559cm" svg:height="0.559cm" svg:x="21.964cm" svg:y="22.434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7" draw:layer="layout" svg:width="0.559cm" svg:height="0.559cm" svg:x="19.564cm" svg:y="18.834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7" draw:layer="layout" svg:width="0.559cm" svg:height="0.559cm" svg:x="17.891cm" svg:y="24.749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7" draw:layer="layout" svg:width="0.559cm" svg:height="0.559cm" svg:x="13.591cm" svg:y="25.349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7" draw:layer="layout" svg:width="0.559cm" svg:height="0.559cm" svg:x="15.3cm" svg:y="19.364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7" draw:layer="layout" svg:width="0.559cm" svg:height="0.559cm" svg:x="15.681cm" svg:y="25.384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7" draw:layer="layout" svg:width="0.559cm" svg:height="0.559cm" svg:x="11.191cm" svg:y="21.749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7" draw:layer="layout" svg:width="1.016cm" svg:height="1.016cm" svg:x="17.283cm" svg:y="15.097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custom-shape draw:style-name="gr16" draw:text-style-name="P7" draw:layer="layout" svg:width="1.016cm" svg:height="1.016cm" svg:x="17.384cm" svg:y="10.998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custom-shape draw:style-name="gr16" draw:text-style-name="P7" draw:layer="layout" svg:width="1.016cm" svg:height="1.016cm" svg:x="19.485cm" svg:y="11.099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custom-shape draw:style-name="gr16" draw:text-style-name="P7" draw:layer="layout" svg:width="1.016cm" svg:height="1.016cm" svg:x="20.886cm" svg:y="12.1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custom-shape draw:style-name="gr16" draw:text-style-name="P7" draw:layer="layout" svg:width="1.016cm" svg:height="1.016cm" svg:x="18.599cm" svg:y="12.384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custom-shape draw:style-name="gr16" draw:text-style-name="P7" draw:layer="layout" svg:width="1.016cm" svg:height="1.016cm" svg:x="19.587cm" svg:y="13.801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custom-shape draw:style-name="gr16" draw:text-style-name="P7" draw:layer="layout" svg:width="1.016cm" svg:height="1.016cm" svg:x="18.688cm" svg:y="15.002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custom-shape draw:style-name="gr16" draw:text-style-name="P7" draw:layer="layout" svg:width="1.016cm" svg:height="1.016cm" svg:x="19.984cm" svg:y="14.843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custom-shape draw:style-name="gr16" draw:text-style-name="P7" draw:layer="layout" svg:width="1.016cm" svg:height="1.016cm" svg:x="20.685cm" svg:y="15.986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custom-shape draw:style-name="gr16" draw:text-style-name="P7" draw:layer="layout" svg:width="1.016cm" svg:height="1.016cm" svg:x="17.789cm" svg:y="16.803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custom-shape draw:style-name="gr16" draw:text-style-name="P7" draw:layer="layout" svg:width="1.016cm" svg:height="1.016cm" svg:x="19.489cm" svg:y="16.303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custom-shape draw:style-name="gr16" draw:text-style-name="P7" draw:layer="layout" svg:width="1.016cm" svg:height="1.016cm" svg:x="20.89cm" svg:y="17.104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custom-shape draw:style-name="gr16" draw:text-style-name="P7" draw:layer="layout" svg:width="1.016cm" svg:height="1.016cm" svg:x="20.812cm" svg:y="19.669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custom-shape draw:style-name="gr16" draw:text-style-name="P7" draw:layer="layout" svg:width="1.016cm" svg:height="1.016cm" svg:x="18.21cm" svg:y="20.304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custom-shape draw:style-name="gr16" draw:text-style-name="P7" draw:layer="layout" svg:width="1.016cm" svg:height="1.016cm" svg:x="19.288cm" svg:y="24.114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custom-shape draw:style-name="gr16" draw:text-style-name="P7" draw:layer="layout" svg:width="1.016cm" svg:height="1.016cm" svg:x="15.224cm" svg:y="23.479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custom-shape draw:style-name="gr16" draw:text-style-name="P7" draw:layer="layout" svg:width="1.016cm" svg:height="1.016cm" svg:x="13.446cm" svg:y="19.542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custom-shape draw:style-name="gr16" draw:text-style-name="P7" draw:layer="layout" svg:width="1.016cm" svg:height="1.016cm" svg:x="11.922cm" svg:y="24.114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custom-shape draw:style-name="gr16" draw:text-style-name="P7" draw:layer="layout" svg:width="1.016cm" svg:height="1.016cm" svg:x="25.357cm" svg:y="19.569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custom-shape draw:style-name="gr16" draw:text-style-name="P7" draw:layer="layout" svg:width="1.016cm" svg:height="1.016cm" svg:x="23.606cm" svg:y="23.479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custom-shape draw:style-name="gr16" draw:text-style-name="P7" draw:layer="layout" svg:width="1.016cm" svg:height="1.016cm" svg:x="26.781cm" svg:y="24.114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custom-shape draw:style-name="gr17" draw:text-style-name="P1" draw:layer="layout" svg:width="0.508cm" svg:height="0.635cm" svg:x="17.764cm" svg:y="20.55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1" draw:layer="layout" svg:width="0.508cm" svg:height="0.635cm" svg:x="17.891cm" svg:y="12.9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1" draw:layer="layout" svg:width="0.508cm" svg:height="0.635cm" svg:x="15.859cm" svg:y="21.0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1" draw:layer="layout" svg:width="0.508cm" svg:height="0.635cm" svg:x="23.479cm" svg:y="21.0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1" draw:layer="layout" svg:width="0.508cm" svg:height="0.635cm" svg:x="22.082cm" svg:y="14.7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1" draw:layer="layout" svg:width="0.508cm" svg:height="0.635cm" svg:x="21cm" svg:y="15.2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7" draw:layer="layout" svg:width="1.016cm" svg:height="1.016cm" svg:x="19.586cm" svg:y="8.7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custom-shape draw:style-name="gr16" draw:text-style-name="P7" draw:layer="layout" svg:width="1.016cm" svg:height="1.016cm" svg:x="21.087cm" svg:y="4.201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custom-shape draw:style-name="gr16" draw:text-style-name="P7" draw:layer="layout" svg:width="1.016cm" svg:height="1.016cm" svg:x="25.388cm" svg:y="4.002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custom-shape draw:style-name="gr16" draw:text-style-name="P7" draw:layer="layout" svg:width="1.016cm" svg:height="1.016cm" svg:x="26.781cm" svg:y="8.62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custom-shape draw:style-name="gr16" draw:text-style-name="P7" draw:layer="layout" svg:width="1.016cm" svg:height="1.016cm" svg:x="23.606cm" svg:y="7.985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custom-shape draw:style-name="gr16" draw:text-style-name="P7" draw:layer="layout" svg:width="1.016cm" svg:height="1.016cm" svg:x="26.782cm" svg:y="8.621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custom-shape draw:style-name="gr18" draw:text-style-name="P1" draw:layer="layout" svg:width="0.381cm" svg:height="0.508cm" svg:x="23.606cm" svg:y="15.3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1" draw:layer="layout" svg:width="0.381cm" svg:height="0.508cm" svg:x="23.987cm" svg:y="12.9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9" draw:text-style-name="P2" draw:layer="layout" svg:width="1.397cm" svg:height="1.651cm" svg:x="22.463cm" svg:y="12.303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2" draw:layer="layout" svg:width="1.397cm" svg:height="1.651cm" svg:x="22.463cm" svg:y="12.303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" draw:layer="layout" svg:width="1.397cm" svg:height="1.651cm" svg:x="22.061cm" svg:y="14.003cm">
          <text:p/>
          <draw:enhanced-geometry svg:viewBox="0 0 21600 21600" draw:text-areas="0 ?f0 ?f5 ?f2" draw:mirror-horizontal="tru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2" draw:layer="layout" svg:width="1.397cm" svg:height="1.651cm" svg:x="16.367cm" svg:y="12.049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" draw:layer="layout" svg:width="1.397cm" svg:height="1.651cm" svg:x="16.161cm" svg:y="16.003cm">
          <text:p/>
          <draw:enhanced-geometry svg:viewBox="0 0 21600 21600" draw:text-areas="0 ?f0 ?f5 ?f2" draw:mirror-horizontal="tru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7" draw:layer="layout" svg:width="1.016cm" svg:height="1.016cm" svg:x="15.224cm" svg:y="7.985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custom-shape draw:style-name="gr16" draw:text-style-name="P7" draw:layer="layout" svg:width="1.016cm" svg:height="1.016cm" svg:x="11.895cm" svg:y="8.52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custom-shape draw:style-name="gr16" draw:text-style-name="P7" draw:layer="layout" svg:width="1.016cm" svg:height="1.016cm" svg:x="17.864cm" svg:y="4.81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custom-shape draw:style-name="gr16" draw:text-style-name="P7" draw:layer="layout" svg:width="1.016cm" svg:height="1.016cm" svg:x="13.419cm" svg:y="4.048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custom-shape draw:style-name="gr13" draw:text-style-name="P7" draw:layer="layout" svg:width="0.381cm" svg:height="0.508cm" svg:x="12.303cm" svg:y="18.9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0.381cm" svg:height="0.508cm" svg:x="13.603cm" svg:y="22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0.381cm" svg:height="0.508cm" svg:x="17.403cm" svg:y="23.2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0.381cm" svg:height="0.508cm" svg:x="19.803cm" svg:y="21.8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0.381cm" svg:height="0.508cm" svg:x="21.066cm" svg:y="25.3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8" draw:layer="layout" svg:width="0.508cm" svg:height="0.635cm" svg:x="27.924cm" svg:y="6.334cm">
          <text:p/>
          <draw:enhanced-geometry svg:viewBox="0 0 21600 21600" draw:glue-points="10800 0 0 10800 10800 21600 21600 10800" draw:text-areas="2500 3500 19100 10500" draw:mirror-horizontal="false" draw:mirror-vertical="false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21" draw:text-style-name="P8" draw:layer="layout" svg:width="0.508cm" svg:height="0.635cm" svg:x="25.638cm" svg:y="9.99cm">
          <text:p/>
          <draw:enhanced-geometry svg:viewBox="0 0 21600 21600" draw:glue-points="10800 0 0 10800 10800 21600 21600 10800" draw:text-areas="2500 3500 19100 10500" draw:mirror-horizontal="false" draw:mirror-vertical="false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21" draw:text-style-name="P8" draw:layer="layout" svg:width="0.508cm" svg:height="0.635cm" svg:x="22.209cm" svg:y="7.096cm">
          <text:p/>
          <draw:enhanced-geometry svg:viewBox="0 0 21600 21600" draw:glue-points="10800 0 0 10800 10800 21600 21600 10800" draw:text-areas="2500 3500 19100 10500" draw:mirror-horizontal="false" draw:mirror-vertical="false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21" draw:text-style-name="P8" draw:layer="layout" svg:width="0.508cm" svg:height="0.635cm" svg:x="18.245cm" svg:y="9.382cm">
          <text:p/>
          <draw:enhanced-geometry svg:viewBox="0 0 21600 21600" draw:glue-points="10800 0 0 10800 10800 21600 21600 10800" draw:text-areas="2500 3500 19100 10500" draw:mirror-horizontal="false" draw:mirror-vertical="false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21" draw:text-style-name="P8" draw:layer="layout" svg:width="0.508cm" svg:height="0.635cm" svg:x="13.6cm" svg:y="9.99cm">
          <text:p/>
          <draw:enhanced-geometry svg:viewBox="0 0 21600 21600" draw:glue-points="10800 0 0 10800 10800 21600 21600 10800" draw:text-areas="2500 3500 19100 10500" draw:mirror-horizontal="false" draw:mirror-vertical="false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21" draw:text-style-name="P8" draw:layer="layout" svg:width="0.508cm" svg:height="0.635cm" svg:x="15.351cm" svg:y="3.921cm">
          <text:p/>
          <draw:enhanced-geometry svg:viewBox="0 0 21600 21600" draw:glue-points="10800 0 0 10800 10800 21600 21600 10800" draw:text-areas="2500 3500 19100 10500" draw:mirror-horizontal="false" draw:mirror-vertical="false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21" draw:text-style-name="P8" draw:layer="layout" svg:width="0.508cm" svg:height="0.635cm" svg:x="19.923cm" svg:y="3.513cm">
          <text:p/>
          <draw:enhanced-geometry svg:viewBox="0 0 21600 21600" draw:glue-points="10800 0 0 10800 10800 21600 21600 10800" draw:text-areas="2500 3500 19100 10500" draw:mirror-horizontal="false" draw:mirror-vertical="false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21" draw:text-style-name="P8" draw:layer="layout" svg:width="0.508cm" svg:height="0.635cm" svg:x="23.987cm" svg:y="3.921cm">
          <text:p/>
          <draw:enhanced-geometry svg:viewBox="0 0 21600 21600" draw:glue-points="10800 0 0 10800 10800 21600 21600 10800" draw:text-areas="2500 3500 19100 10500" draw:mirror-horizontal="false" draw:mirror-vertical="false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21" draw:text-style-name="P8" draw:layer="layout" svg:width="0.508cm" svg:height="0.635cm" svg:x="11.16cm" svg:y="6.334cm">
          <text:p/>
          <draw:enhanced-geometry svg:viewBox="0 0 21600 21600" draw:glue-points="10800 0 0 10800 10800 21600 21600 10800" draw:text-areas="2500 3500 19100 10500" draw:mirror-horizontal="false" draw:mirror-vertical="false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19" draw:text-style-name="P2" draw:layer="layout" svg:width="1.397cm" svg:height="1.651cm" svg:x="22.463cm" svg:y="19.103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" draw:layer="layout" svg:width="1.397cm" svg:height="1.651cm" svg:x="22.061cm" svg:y="20.803cm">
          <text:p/>
          <draw:enhanced-geometry svg:viewBox="0 0 21600 21600" draw:text-areas="0 ?f0 ?f5 ?f2" draw:mirror-horizontal="tru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2" draw:layer="layout" svg:width="1.397cm" svg:height="1.651cm" svg:x="16.367cm" svg:y="18.849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" draw:layer="layout" svg:width="1.397cm" svg:height="1.651cm" svg:x="16.361cm" svg:y="24.503cm">
          <text:p/>
          <draw:enhanced-geometry svg:viewBox="0 0 21600 21600" draw:text-areas="0 ?f0 ?f5 ?f2" draw:mirror-horizontal="tru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9T14:33:33.422822113</meta:creation-date>
    <meta:editing-duration>PT29M44S</meta:editing-duration>
    <meta:editing-cycles>3</meta:editing-cycles>
    <meta:generator>LibreOffice/5.1.6.2$Linux_X86_64 LibreOffice_project/10m0$Build-2</meta:generator>
    <dc:date>2018-10-22T19:30:56.057885542</dc:date>
    <meta:document-statistic meta:object-count="119"/>
  </office:meta>
</office:document-meta>
</file>